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51cm" draw:marker-start-width="0.276cm" draw:marker-end-width="0.276cm" draw:fill="none" draw:fill-color="#9999ff" draw:fill-gradient-name="Gradient_20_7" draw:fill-hatch-name="Red_20_Crossed_20_0_20_Degrees" draw:fill-hatch-solid="false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aecf00" draw:opacity="70%" draw:textarea-horizontal-align="justify" draw:textarea-vertical-align="middle" draw:auto-grow-height="false" fo:padding-top="0.15cm" fo:padding-bottom="0.15cm" fo:padding-left="0.275cm" fo:padding-right="0.275cm" draw:shadow="hidden" draw:shadow-opacity="70%"/>
    </style:style>
    <style:style style:name="gr3" style:family="graphic" style:parent-style-name="standard">
      <style:graphic-properties svg:stroke-width="0.051cm" draw:marker-start-width="0.276cm" draw:marker-end-width="0.276cm" draw:fill="solid" draw:fill-color="#99ccff" draw:opacity="70%" draw:textarea-horizontal-align="justify" draw:textarea-vertical-align="middle" draw:auto-grow-height="false" fo:padding-top="0.15cm" fo:padding-bottom="0.15cm" fo:padding-left="0.275cm" fo:padding-right="0.275cm" draw:shadow="hidden" draw:shadow-opacity="70%"/>
    </style:style>
    <style:style style:name="gr4" style:family="graphic" style:parent-style-name="standard">
      <style:graphic-properties svg:stroke-width="0.051cm" draw:marker-start-width="0.276cm" draw:marker-end-width="0.276cm" draw:fill="solid" draw:fill-color="#9999cc" draw:opacity="70%" draw:textarea-horizontal-align="justify" draw:textarea-vertical-align="middle" draw:auto-grow-height="false" fo:padding-top="0.15cm" fo:padding-bottom="0.15cm" fo:padding-left="0.275cm" fo:padding-right="0.275cm" draw:shadow="hidden" draw:shadow-opacity="70%"/>
    </style:style>
    <style:style style:name="gr5" style:family="graphic" style:parent-style-name="standard">
      <style:graphic-properties svg:stroke-width="0.051cm" draw:marker-start-width="0.276cm" draw:marker-end-width="0.276cm" draw:fill="solid" draw:fill-color="#ffd320" draw:opacity="70%" draw:textarea-horizontal-align="justify" draw:textarea-vertical-align="middle" draw:auto-grow-height="false" fo:padding-top="0.15cm" fo:padding-bottom="0.15cm" fo:padding-left="0.275cm" fo:padding-right="0.275cm" draw:shadow="hidden" draw:shadow-opacity="70%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opacity="70%" draw:textarea-horizontal-align="left" draw:auto-grow-height="true" draw:auto-grow-width="true" fo:min-height="0.327cm" fo:min-width="2.137cm" draw:shadow-opacity="70%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="Arrowheads_20_1" draw:marker-end-width="0.376cm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opacity="70%" draw:textarea-horizontal-align="left" draw:auto-grow-height="true" draw:auto-grow-width="true" fo:min-height="0.328cm" fo:min-width="2.334cm" draw:shadow-opacity="70%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27cm" fo:min-width="2.676cm"/>
    </style:style>
    <style:style style:name="gr12" style:family="graphic" style:parent-style-name="standard">
      <style:graphic-properties draw:stroke="dash" draw:stroke-dash="Fine_20_Dashed_20__28_var_29_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28cm" fo:min-width="2.333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27cm" fo:min-width="2.137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28cm" fo:min-width="2.334cm"/>
    </style:style>
    <style:style style:name="gr16" style:family="graphic" style:parent-style-name="standard">
      <style:graphic-properties draw:stroke="none" svg:stroke-width="0.051cm" draw:marker-start-width="0.276cm" draw:marker-end-width="0.276cm" draw:fill="none" fo:min-height="0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use-window-font-color="true"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use-window-font-color="true" fo:font-size="13pt" style:font-size-asian="13pt" style:font-size-complex="13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46cm" svg:height="3.81cm" svg:x="2.954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9.918cm" svg:height="1.988cm" svg:x="14.905cm" svg:y="10.838cm">
          <draw:glue-point draw:id="4" svg:x="-2.141cm" svg:y="-5.002cm"/>
          <draw:glue-point draw:id="5" svg:x="-4.998cm" svg:y="3.286cm"/>
          <draw:glue-point draw:id="6" svg:x="-0.713cm" svg:y="-5.002cm"/>
          <draw:glue-point draw:id="7" svg:x="2.143cm" svg:y="-5.002cm"/>
          <draw:glue-point draw:id="8" svg:x="3.95cm" svg:y="-5.106cm"/>
          <text:p text:style-name="P1"><text:span text:style-name="T1">Detailed Cache Hierarchy 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" draw:layer="layout" svg:width="9.918cm" svg:height="2.105cm" svg:x="3.275cm" svg:y="6.333cm">
          <draw:glue-point draw:id="4" svg:x="-2.141cm" svg:y="-5.002cm"/>
          <draw:glue-point draw:id="5" svg:x="-4.998cm" svg:y="3.286cm"/>
          <draw:glue-point draw:id="6" svg:x="-0.713cm" svg:y="-5.002cm"/>
          <draw:glue-point draw:id="7" svg:x="2.143cm" svg:y="-5.002cm"/>
          <draw:glue-point draw:id="8" svg:x="3.95cm" svg:y="-5.106cm"/>
          <text:p text:style-name="P1"><text:span text:style-name="T1">Functional Simul</text:span><text:span text:style-name="T1">ation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9.918cm" svg:height="2.075cm" svg:x="3.275cm" svg:y="10.795cm">
          <draw:glue-point draw:id="4" svg:x="-2.141cm" svg:y="-5.002cm"/>
          <draw:glue-point draw:id="5" svg:x="-4.998cm" svg:y="3.286cm"/>
          <draw:glue-point draw:id="6" svg:x="-0.713cm" svg:y="-5.002cm"/>
          <draw:glue-point draw:id="7" svg:x="2.143cm" svg:y="-5.002cm"/>
          <draw:glue-point draw:id="8" svg:x="3.95cm" svg:y="-5.106cm"/>
          <text:p text:style-name="P1"><text:span text:style-name="T1">Detailed OoO processor model</text:span></text:p>
          <text:p text:style-name="P1"><text:span text:style-name="T2">(MIPS32 I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4" draw:layer="layout" svg:width="9.918cm" svg:height="2.318cm" svg:x="15.14cm" svg:y="6.226cm">
          <text:p text:style-name="P1"><text:span text:style-name="T1">Workload + Linux System Call Em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8.234cm" svg:y1="10.795cm" svg:x2="8.234cm" svg:y2="8.438cm" draw:start-shape="id1" draw:start-glue-point="0" draw:end-shape="id2" draw:end-glue-point="2" svg:d="m8234 10795v-2357">
          <text:p/>
        </draw:connector>
        <draw:connector draw:style-name="gr6" draw:text-style-name="P1" draw:layer="layout" svg:x1="14.905cm" svg:y1="11.832cm" svg:x2="13.193cm" svg:y2="11.832cm" draw:start-shape="id3" draw:start-glue-point="3" draw:end-shape="id1" draw:end-glue-point="1" svg:d="m14905 11832h-1712">
          <text:p/>
        </draw:connector>
        <draw:connector draw:style-name="gr7" draw:text-style-name="P1" draw:layer="layout" svg:x1="13.193cm" svg:y1="7.385cm" svg:x2="15.14cm" svg:y2="7.385cm" draw:start-shape="id2" draw:start-glue-point="1" draw:end-shape="id4" draw:end-glue-point="6" svg:d="m13193 7385h1947">
          <text:p/>
        </draw:connector>
        <draw:frame draw:style-name="gr8" draw:text-style-name="P3" draw:layer="layout" svg:width="2.637cm" svg:height="0.763cm" svg:x="13.335cm" svg:y="7.92cm">
          <draw:text-box>
            <text:p text:style-name="P1"><text:span text:style-name="T3">Simulate</text:span></text:p>
          </draw:text-box>
        </draw:frame>
        <draw:line draw:style-name="gr9" draw:text-style-name="P1" draw:layer="layout" svg:x1="14.119cm" svg:y1="7.808cm" svg:x2="14.835cm" svg:y2="7.808cm">
          <text:p/>
        </draw:line>
        <draw:line draw:style-name="gr9" draw:text-style-name="P1" draw:layer="layout" svg:x1="14.835cm" svg:y1="7.036cm" svg:x2="14.119cm" svg:y2="7.036cm">
          <text:p/>
        </draw:line>
        <draw:frame draw:style-name="gr10" draw:text-style-name="P5" draw:layer="layout" svg:width="2.834cm" svg:height="0.763cm" svg:x="13.376cm" svg:y="6.08cm">
          <draw:text-box>
            <text:p text:style-name="P4"><text:span text:style-name="T3">Instruct</text:span></text:p>
          </draw:text-box>
        </draw:frame>
        <draw:frame draw:style-name="gr11" draw:text-style-name="P3" draw:layer="layout" svg:width="4.244cm" svg:height="0.763cm" svg:x="8.791cm" svg:y="9.001cm">
          <draw:text-box>
            <text:p text:style-name="P1"><text:span text:style-name="T3">Timing information</text:span></text:p>
          </draw:text-box>
        </draw:frame>
        <draw:line draw:style-name="gr12" draw:text-style-name="P1" draw:layer="layout" svg:x1="7.811cm" svg:y1="8.92cm" svg:x2="7.811cm" svg:y2="9.636cm">
          <text:p/>
        </draw:line>
        <draw:line draw:style-name="gr12" draw:text-style-name="P1" draw:layer="layout" svg:x1="8.583cm" svg:y1="9.636cm" svg:x2="8.583cm" svg:y2="8.92cm">
          <text:p/>
        </draw:line>
        <draw:frame draw:style-name="gr13" draw:text-style-name="P5" draw:layer="layout" svg:width="3.448cm" svg:height="0.763cm" svg:x="4.104cm" svg:y="9.001cm">
          <draw:text-box>
            <text:p text:style-name="P4"><text:span text:style-name="T3">Execution flow</text:span></text:p>
          </draw:text-box>
        </draw:frame>
        <draw:frame draw:style-name="gr14" draw:text-style-name="P3" draw:layer="layout" svg:width="2.637cm" svg:height="0.763cm" svg:x="13.238cm" svg:y="12.365cm">
          <draw:text-box>
            <text:p text:style-name="P1"><text:span text:style-name="T3">Stalls</text:span></text:p>
          </draw:text-box>
        </draw:frame>
        <draw:line draw:style-name="gr12" draw:text-style-name="P1" draw:layer="layout" svg:x1="13.737cm" svg:y1="12.224cm" svg:x2="14.453cm" svg:y2="12.224cm">
          <text:p/>
        </draw:line>
        <draw:line draw:style-name="gr12" draw:text-style-name="P1" draw:layer="layout" svg:x1="14.453cm" svg:y1="11.452cm" svg:x2="13.737cm" svg:y2="11.452cm">
          <text:p/>
        </draw:line>
        <draw:frame draw:style-name="gr15" draw:text-style-name="P5" draw:layer="layout" svg:width="2.834cm" svg:height="0.763cm" svg:x="13.3cm" svg:y="10.425cm">
          <draw:text-box>
            <text:p text:style-name="P4"><text:span text:style-name="T3">Ld/St</text:span></text:p>
          </draw:text-box>
        </draw:frame>
        <draw:frame draw:style-name="gr16" draw:text-style-name="P6" draw:layer="layout" svg:width="4.445cm" svg:height="0.837cm" svg:x="21.32cm" svg:y="13.07cm">
          <draw:text-box>
            <text:p><text:span text:style-name="T4">Timing Simul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999ff" draw:end-color="#ffffff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marker draw:name="Arrowheads_20_1" draw:display-name="Arrowheads 1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07T15:28:58</meta:creation-date>
    <dc:date>2010-09-23T13:57:48</dc:date>
    <meta:editing-duration>PT00H22M31S</meta:editing-duration>
    <meta:editing-cycles>24</meta:editing-cycles>
    <meta:generator>OpenOffice.org/3.2$Unix OpenOffice.org_project/320m19$Build-9505</meta:generator>
    <dc:creator>Min Cai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